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СУММ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formula="of:=SUM([.E1];[.E2];[.E3];[.F3];[.F2];[.F1];[.G1];[.G2];[.G3])"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formula="of:=SUM([.E1:.G3]; [.G1:.H3])"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МИН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formula="of:=[.E3]=[.F3]" office:value-type="boolean" office:boolean-value="false" calcext:value-type="boolean">
            <text:p>ЛОЖЬ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ЕСЛИ</text:p>
          </table:table-cell>
          <table:table-cell table:number-columns-repeated="2"/>
          <table:table-cell table:formula="of:=IF([.E6]; &quot;равно&quot;; &quot;не равно&quot;)" office:value-type="string" office:string-value="не равно" calcext:value-type="string">
            <text:p>не равно</text:p>
          </table:table-cell>
          <table:table-cell office:value-type="float" office:value="4" calcext:value-type="float">
            <text:p>4</text:p>
          </table:table-cell>
          <table:table-cell table:style-name="ce2" table:formula="of:=MOD([.G$6]; [.F7]) = 0" office:value-type="boolean" office:boolean-value="true" calcext:value-type="boolean">
            <text:p>ИСТИНА</text:p>
          </table:table-cell>
          <table:table-cell table:style-name="ce2" table:formula="of:=AND([.G7]; NOT([.G8])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style-name="ce2" table:formula="of:=MOD([.G$6]; [.F8]) = 0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table:style-name="ce2" table:formula="of:=MOD([.G$6]; [.F9]) = 0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ЕСЛИВИСОКОС*?</text:p>
          </table:table-cell>
          <table:table-cell table:number-columns-repeated="5"/>
          <table:table-cell table:style-name="ce2" table:formula="of:=OR([.H7];[.G9])" office:value-type="boolean" office:boolean-value="true" calcext:value-type="boolean">
            <text:p>ИСТИНА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IF([.E1]&lt;4; 1; 0)" office:value-type="float" office:value="1" calcext:value-type="float">
            <text:p>1</text:p>
          </table:table-cell>
          <table:table-cell table:formula="of:=IF([.F1]&lt;4; 1; 0)" office:value-type="float" office:value="0" calcext:value-type="float">
            <text:p>0</text:p>
          </table:table-cell>
          <table:table-cell table:formula="of:=IF([.G1]&lt;4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untif</text:p>
          </table:table-cell>
          <table:table-cell office:value-type="string" calcext:value-type="string">
            <text:p>СЧЕТЕСЛИ</text:p>
          </table:table-cell>
          <table:table-cell/>
          <table:table-cell table:formula="of:=COUNTIF([.E1:.G3]; &quot;&lt;4&quot;)" office:value-type="float" office:value="4" calcext:value-type="float">
            <text:p>4</text:p>
          </table:table-cell>
          <table:table-cell table:formula="of:=IF([.E2]&lt;4; 1; 0)" office:value-type="float" office:value="1" calcext:value-type="float">
            <text:p>1</text:p>
          </table:table-cell>
          <table:table-cell table:formula="of:=IF([.F2]&lt;4; 1; 0)" office:value-type="float" office:value="0" calcext:value-type="float">
            <text:p>0</text:p>
          </table:table-cell>
          <table:table-cell table:formula="of:=IF([.G2]&lt;4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IF([.E3]&lt;4; 1; 0)" office:value-type="float" office:value="1" calcext:value-type="float">
            <text:p>1</text:p>
          </table:table-cell>
          <table:table-cell table:formula="of:=IF([.F3]&lt;4; 1; 0)" office:value-type="float" office:value="0" calcext:value-type="float">
            <text:p>0</text:p>
          </table:table-cell>
          <table:table-cell table:formula="of:=IF([.G3]&lt;4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SUM([.E13:.G1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AVERAGE([.E1:.G3])" office:value-type="float" office:value="4.33333333333333" calcext:value-type="float">
            <text:p>4,33333333333333</text:p>
          </table:table-cell>
        </table:table-row>
        <table:table-row table:style-name="ro1">
          <table:table-cell table:number-columns-repeated="4"/>
          <table:table-cell table:formula="of:=IF([.E1]&lt;[.$H$18]; 1; 0)" office:value-type="float" office:value="1" calcext:value-type="float">
            <text:p>1</text:p>
          </table:table-cell>
          <table:table-cell table:formula="of:=IF([.F1]&lt;[.$H$18]; 1; 0)" office:value-type="float" office:value="0" calcext:value-type="float">
            <text:p>0</text:p>
          </table:table-cell>
          <table:table-cell table:formula="of:=IF([.G1]&lt;[.$H$18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COUNTIF([.E1:.G3]; &quot;&lt;&quot; &amp; [.H18])" office:value-type="float" office:value="5" calcext:value-type="float">
            <text:p>5</text:p>
          </table:table-cell>
          <table:table-cell/>
          <table:table-cell table:formula="of:=IF([.F2]&lt;[.$H$18]; 1; 0)" office:value-type="float" office:value="0" calcext:value-type="float">
            <text:p>0</text:p>
          </table:table-cell>
          <table:table-cell table:formula="of:=IF([.G2]&lt;[.$H$18]; 1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IF([.F3]&lt;[.$H$18]; 1; 0)" office:value-type="float" office:value="1" calcext:value-type="float">
            <text:p>1</text:p>
          </table:table-cell>
          <table:table-cell table:formula="of:=IF([.G3]&lt;[.$H$18]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SUM([.E19:.G21])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ifs</text:p>
          </table:table-cell>
          <table:table-cell office:value-type="string" calcext:value-type="string">
            <text:p>еслимн</text:p>
          </table:table-cell>
          <table:table-cell/>
          <table:table-cell table:style-name="ce1" table:formula="of:=COM.MICROSOFT.IFS([.E23] = 5; &quot;пять&quot;; [.E23] = 4; &quot;четыре&quot;; TRUE();  &quot;что-то другое&quot;)" office:value-type="string" office:string-value="что-то другое" calcext:value-type="string">
            <text:p>что-то другое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ПИ</text:p>
          </table:table-cell>
          <table:table-cell table:number-columns-repeated="6"/>
        </table:table-row>
      </table:table>
      <table:table table:name="Лист2" table:style-name="ta1">
        <table:shapes>
          <draw:frame draw:z-index="0" draw:style-name="gr1" draw:text-style-name="P1" svg:width="15.999cm" svg:height="8.999cm" svg:x="6.221cm" svg:y="4.923cm">
            <draw:object draw:notify-on-update-of-ranges="Лист2.A1:Лист2.A1 Лист2.A2:Лист2.A8 Лист2.B1:Лист2.B1 Лист2.B2:Лист2.B8 Лист2.E1:Лист2.E1 Лист2.E2:Лист2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026cm" svg:y="0.552cm">
            <draw:object draw:notify-on-update-of-ranges="Лист2.K2:Лист2.K2 Лист2.K3:Лист2.K6 Лист2.L2:Лист2.L2 Лист2.L3:Лист2.L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284cm" svg:y="5.97cm">
            <draw:object draw:notify-on-update-of-ranges="Лист2.L14:Лист2.L16 Лист2.M14:Лист2.M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День недели</text:p>
          </table:table-cell>
          <table:table-cell office:value-type="string" calcext:value-type="string">
            <text:p>гр1</text:p>
          </table:table-cell>
          <table:table-cell table:number-columns-repeated="2"/>
          <table:table-cell office:value-type="string" calcext:value-type="string">
            <text:p>гр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ук</text:p>
          </table:table-cell>
          <table:table-cell office:value-type="string" calcext:value-type="string">
            <text:p>гш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реда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апр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апр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оскресенье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математика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физтика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информатика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08:52:10.097000000</meta:creation-date>
    <dc:date>2023-09-12T09:42:59.300000000</dc:date>
    <meta:editing-duration>PT50M50S</meta:editing-duration>
    <meta:editing-cycles>1</meta:editing-cycles>
    <meta:document-statistic meta:table-count="2" meta:cell-count="103" meta:object-count="3"/>
    <meta:generator>LibreOffice/7.5.0.3$Windows_X86_64 LibreOffice_project/c21113d003cd3efa8c53188764377a8272d9d6d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legend chart:legend-position="end" svg:x="14.742cm" svg:y="3.952cm" style:legend-expansion="high" chart:style-name="ch2"/>
        <chart:plot-area chart:style-name="ch3" table:cell-range-address="Лист2.A1:Лист2.B8 Лист2.E1:Лист2.E8" chart:data-source-has-labels="both" svg:x="0.32cm" svg:y="0.18cm" svg:width="14.102cm" svg:height="8.64cm">
          <chart:coordinate-region svg:x="0.936cm" svg:y="0.379cm" svg:width="13.434cm" svg:height="8.242cm"/>
          <chart:axis chart:dimension="x" chart:name="primary-x" chart:style-name="ch4" chartooo:axis-type="auto">
            <chartooo:date-scale/>
            <chart:categories table:cell-range-address="Лист2.A2:Лист2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B2:Лист2.B8" chart:label-cell-address="Лист2.B1:Лист2.B1" chart:class="chart:bar">
            <chart:data-point chart:repeated="7"/>
          </chart:series>
          <chart:series chart:style-name="ch8" chart:values-cell-range-address="Лист2.E2:Лист2.E8" chart:label-cell-address="Лист2.E1:Лист2.E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гр1</text:p>
                <draw:g>
                  <svg:desc>Лист2.B1:Лист2.B1</svg:desc>
                </draw:g>
              </table:table-cell>
              <table:table-cell office:value-type="string">
                <text:p>гр2</text:p>
                <draw:g>
                  <svg:desc>Лист2.E1:Лист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онедельник</text:p>
                <draw:g>
                  <svg:desc>Лист2.A2:Лист2.A8</svg:desc>
                </draw:g>
              </table:table-cell>
              <table:table-cell office:value-type="float" office:value="8">
                <text:p>8</text:p>
                <draw:g>
                  <svg:desc>Лист2.B2:Лист2.B8</svg:desc>
                </draw:g>
              </table:table-cell>
              <table:table-cell office:value-type="float" office:value="7">
                <text:p>7</text:p>
                <draw:g>
                  <svg:desc>Лист2.E2:Лист2.E8</svg:desc>
                </draw:g>
              </table:table-cell>
            </table:table-row>
            <table:table-row>
              <table:table-cell office:value-type="string">
                <text:p>Вторник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среда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четверг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пятница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суббота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воскресенье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Лист2.K2:Лист2.L6" chart:data-source-has-labels="row" svg:x="0.32cm" svg:y="0.18cm" svg:width="13.831cm" svg:height="8.64cm">
          <chart:coordinate-region svg:x="1.153cm" svg:y="0.379cm" svg:width="12.7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L3:Лист2.L6" chart:label-cell-address="Лист2.L2:Лист2.L2" chart:class="chart:scatter">
            <chart:domain table:cell-range-address="Лист2.K3:Лист2.K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y</text:p>
                <draw:g>
                  <svg:desc>Лист2.L2:Лист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2.K3:Лист2.K6</svg:desc>
                </draw:g>
              </table:table-cell>
              <table:table-cell office:value-type="float" office:value="2">
                <text:p>2</text:p>
                <draw:g>
                  <svg:desc>Лист2.L3:Лист2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102cm" svg:y="3.703cm" style:legend-expansion="high" chart:style-name="ch2"/>
        <chart:plot-area chart:style-name="ch3" table:cell-range-address="Лист2.L14:Лист2.M16" chart:data-source-has-labels="column" svg:x="0.32cm" svg:y="0.18cm" svg:width="12.462cm" svg:height="8.64cm">
          <chart:coordinate-region svg:x="2.231cm" svg:y="0.181cm" svg:width="8.639cm" svg:height="8.639cm"/>
          <chart:axis chart:dimension="x" chart:name="primary-x" chart:style-name="ch4" chartooo:axis-type="auto">
            <chartooo:date-scale/>
            <chart:categories table:cell-range-address="Лист2.L14:Лист2.L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M14:Лист2.M1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string">
                <text:p>математика</text:p>
                <draw:g>
                  <svg:desc>Лист2.L14:Лист2.L16</svg:desc>
                </draw:g>
              </table:table-cell>
              <table:table-cell office:value-type="float" office:value="30">
                <text:p>30</text:p>
                <draw:g>
                  <svg:desc>Лист2.M14:Лист2.M16</svg:desc>
                </draw:g>
              </table:table-cell>
            </table:table-row>
            <table:table-row>
              <table:table-cell office:value-type="string">
                <text:p>физтика 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информатика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